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49000002536A421D51C16330A9.png" manifest:media-type="image/png"/>
  <manifest:file-entry manifest:full-path="Pictures/1001F8570000741E0000522262D6B9680F7D7888.svg" manifest:media-type="image/svg+xml"/>
  <manifest:file-entry manifest:full-path="Pictures/10000000000004630000031AB078B4094ADC010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6cm, 2.465cm, 2.465cm, 2.628cm)" draw:image-opacity="100%" style:mirror="none"/>
    </style:style>
    <style:style style:name="gr3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fo:min-height="7.878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9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 Condensed"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style:font-name="DejaVu Sans Condensed" fo:font-size="32pt" fo:font-weight="bold"/>
    </style:style>
    <style:style style:name="T1" style:family="text">
      <style:text-properties style:font-name="DejaVu Sans Condensed" fo:font-size="24pt" style:font-size-asian="24pt" style:font-size-complex="24pt"/>
    </style:style>
    <style:style style:name="T2" style:family="text">
      <style:text-properties style:font-name="DejaVu Sans Condensed" fo:font-size="3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09cm" svg:height="4.673cm" svg:x="18.277cm" svg:y="4.766cm">
          <draw:image xlink:href="Pictures/10000000000004630000031AB078B4094ADC0104.png" xlink:type="simple" xlink:show="embed" xlink:actuate="onLoad">
            <text:p/>
          </draw:image>
        </draw:frame>
        <draw:frame draw:style-name="gr2" draw:text-style-name="P1" draw:layer="layout" svg:width="9.552cm" svg:height="6.049cm" svg:x="3.289cm" svg:y="4.035cm">
          <draw:image xlink:href="Pictures/1001F8570000741E0000522262D6B9680F7D7888.svg" xlink:type="simple" xlink:show="embed" xlink:actuate="onLoad">
            <text:p/>
          </draw:image>
          <draw:image xlink:href="Pictures/1000020100000349000002536A421D51C16330A9.png" xlink:type="simple" xlink:show="embed" xlink:actuate="onLoad"/>
        </draw:frame>
        <draw:line draw:style-name="gr3" draw:text-style-name="P1" draw:layer="layout" svg:x1="14.85cm" svg:y1="4.947cm" svg:x2="14.85cm" svg:y2="19.654cm">
          <text:p/>
        </draw:line>
        <draw:frame draw:style-name="gr4" draw:text-style-name="P3" draw:layer="layout" svg:width="13.857cm" svg:height="8.128cm" svg:x="14.843cm" svg:y="11.817cm">
          <draw:text-box>
            <text:p text:style-name="P2"><text:span text:style-name="T1">Microcontroller Application (firmware)</text:span></text:p>
          </draw:text-box>
        </draw:frame>
        <draw:frame draw:style-name="gr4" draw:text-style-name="P3" draw:layer="layout" svg:width="13.857cm" svg:height="8.128cm" svg:x="1.044cm" svg:y="11.817cm">
          <draw:text-box>
            <text:p text:style-name="P2"><text:span text:style-name="T1">Dependency: SysLED ON</text:span></text:p>
            <text:p text:style-name="P2"><text:span text:style-name="T1"/></text:p>
            <text:p text:style-name="P2"><text:span text:style-name="T1"/></text:p>
            <text:p text:style-name="P2"><text:span text:style-name="T1">SysLED-OFF.sh</text:span></text:p>
            <text:p text:style-name="P2"><text:span text:style-name="T1">GPIO21-ON.sh</text:span></text:p>
            <text:p text:style-name="P2"><text:span text:style-name="T1">GPIO21-OFF.sh</text:span></text:p>
            <text:p text:style-name="P2"><text:span text:style-name="T1">myReboot.sh</text:span></text:p>
          </draw:text-box>
        </draw:frame>
        <draw:line draw:style-name="gr3" draw:text-style-name="P1" draw:layer="layout" svg:x1="2.658cm" svg:y1="10.071cm" svg:x2="27.042cm" svg:y2="10.071cm">
          <text:p/>
        </draw:line>
        <draw:frame draw:style-name="gr5" draw:text-style-name="P4" draw:layer="layout" svg:width="27.7cm" svg:height="2.159cm" svg:x="1cm" svg:y="1cm">
          <draw:text-box>
            <text:p text:style-name="P2"><text:span text:style-name="T2">Scripts, Appl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" svg:font-family="'DejaVu Sans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1:26:41.911546709</meta:creation-date>
    <dc:date>2017-06-16T14:24:34.082926332</dc:date>
    <meta:editing-duration>PT17M42S</meta:editing-duration>
    <meta:editing-cycles>6</meta:editing-cycles>
    <meta:generator>LibreOffice/5.2.0.4$Linux_X86_64 LibreOffice_project/066b007f5ebcc236395c7d282ba488bca6720265</meta:generator>
    <meta:document-statistic meta:object-count="7"/>
  </office:meta>
</office:document-meta>
</file>